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[.A1]-[.B1]" office:value-type="float" office:value="9.69999999999709" calcext:value-type="float">
            <text:p>9.7</text:p>
          </table:table-cell>
          <table:table-cell table:formula="of:=[.B1]-[.C1]" office:value-type="float" office:value="-0.19999999999709" calcext:value-type="float">
            <text:p>-0.2</text:p>
          </table:table-cell>
          <table:table-cell/>
          <table:table-cell table:formula="of:=[.A1]+[.E1]" office:value-type="float" office:value="17983.3" calcext:value-type="float">
            <text:p>17983.3</text:p>
          </table:table-cell>
          <table:table-cell table:formula="of:=[.H1]+[.F1]" office:value-type="float" office:value="17983.1" calcext:value-type="float">
            <text:p>17983.1</text:p>
          </table:table-cell>
          <table:table-cell/>
          <table:table-cell table:formula="of:=[.H1]/[.A1]" office:value-type="float" office:value="1.00053968042017" calcext:value-type="float">
            <text:p>1.0005396804</text:p>
          </table:table-cell>
          <table:table-cell table:formula="of:=[.I1]/[.H1]" office:value-type="float" office:value="0.999988878570674" calcext:value-type="float">
            <text:p>0.9999888786</text:p>
          </table:table-cell>
          <table:table-cell table:formula="of:=[.K1]*[.L1]" office:value-type="float" office:value="1.00052855298883" calcext:value-type="float">
            <text:p>1.000528553</text:p>
          </table:table-cell>
        </table:table-row>
        <table:table-row table:style-name="ro1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[.A2]-[.B2]" office:value-type="float" office:value="7" calcext:value-type="float">
            <text:p>7</text:p>
          </table:table-cell>
          <table:table-cell table:formula="of:=[.B2]-[.C2]" office:value-type="float" office:value="-1.10000000000218" calcext:value-type="float">
            <text:p>-1.1</text:p>
          </table:table-cell>
          <table:table-cell/>
          <table:table-cell table:formula="of:=[.I1]+[.E2]" office:value-type="float" office:value="17990.1" calcext:value-type="float">
            <text:p>17990.1</text:p>
          </table:table-cell>
          <table:table-cell table:formula="of:=[.H2]+[.F2]" office:value-type="float" office:value="17989" calcext:value-type="float">
            <text:p>17989</text:p>
          </table:table-cell>
          <table:table-cell/>
          <table:table-cell table:formula="of:=[.H2]/[.I1]" office:value-type="float" office:value="1.00038925435548" calcext:value-type="float">
            <text:p>1.0003892544</text:p>
          </table:table-cell>
          <table:table-cell table:formula="of:=[.I2]/[.H2]" office:value-type="float" office:value="0.999938855259281" calcext:value-type="float">
            <text:p>0.9999388553</text:p>
          </table:table-cell>
          <table:table-cell table:formula="of:=[.K2]*[.L2]" office:value-type="float" office:value="1.0003280858139" calcext:value-type="float">
            <text:p>1.0003280858</text:p>
          </table:table-cell>
        </table:table-row>
        <table:table-row table:style-name="ro1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[.A3]-[.B3]" office:value-type="float" office:value="39.9000000000015" calcext:value-type="float">
            <text:p>39.9</text:p>
          </table:table-cell>
          <table:table-cell table:formula="of:=[.B3]-[.C3]" office:value-type="float" office:value="1" calcext:value-type="float">
            <text:p>1</text:p>
          </table:table-cell>
          <table:table-cell/>
          <table:table-cell table:formula="of:=[.I2]+[.E3]" office:value-type="float" office:value="18028.9" calcext:value-type="float">
            <text:p>18028.9</text:p>
          </table:table-cell>
          <table:table-cell table:formula="of:=[.H3]+[.F3]" office:value-type="float" office:value="18029.9" calcext:value-type="float">
            <text:p>18029.9</text:p>
          </table:table-cell>
          <table:table-cell/>
          <table:table-cell table:formula="of:=[.H3]/[.I2]" office:value-type="float" office:value="1.00221802212463" calcext:value-type="float">
            <text:p>1.0022180221</text:p>
          </table:table-cell>
          <table:table-cell table:formula="of:=[.I3]/[.H3]" office:value-type="float" office:value="1.00005546650101" calcext:value-type="float">
            <text:p>1.0000554665</text:p>
          </table:table-cell>
          <table:table-cell table:formula="of:=[.K3]*[.L3]" office:value-type="float" office:value="1.00227361165156" calcext:value-type="float">
            <text:p>1.0022736117</text:p>
          </table:table-cell>
        </table:table-row>
        <table:table-row table:style-name="ro1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[.A4]-[.B4]" office:value-type="float" office:value="49.2999999999993" calcext:value-type="float">
            <text:p>49.3</text:p>
          </table:table-cell>
          <table:table-cell table:formula="of:=[.B4]-[.C4]" office:value-type="float" office:value="1.09999999999854" calcext:value-type="float">
            <text:p>1.1</text:p>
          </table:table-cell>
          <table:table-cell/>
          <table:table-cell table:formula="of:=[.I3]+[.E4]" office:value-type="float" office:value="18079.2" calcext:value-type="float">
            <text:p>18079.2</text:p>
          </table:table-cell>
          <table:table-cell table:formula="of:=[.H4]+[.F4]" office:value-type="float" office:value="18080.3" calcext:value-type="float">
            <text:p>18080.3</text:p>
          </table:table-cell>
          <table:table-cell/>
          <table:table-cell table:formula="of:=[.H4]/[.I3]" office:value-type="float" office:value="1.00273434683498" calcext:value-type="float">
            <text:p>1.0027343468</text:p>
          </table:table-cell>
          <table:table-cell table:formula="of:=[.I4]/[.H4]" office:value-type="float" office:value="1.00006084340015" calcext:value-type="float">
            <text:p>1.0000608434</text:p>
          </table:table-cell>
          <table:table-cell table:formula="of:=[.K4]*[.L4]" office:value-type="float" office:value="1.00279535660209" calcext:value-type="float">
            <text:p>1.0027953566</text:p>
          </table:table-cell>
        </table:table-row>
        <table:table-row table:style-name="ro1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[.A5]-[.B5]" office:value-type="float" office:value="-23.1999999999971" calcext:value-type="float">
            <text:p>-23.2</text:p>
          </table:table-cell>
          <table:table-cell table:formula="of:=[.B5]-[.C5]" office:value-type="float" office:value="0.19999999999709" calcext:value-type="float">
            <text:p>0.2</text:p>
          </table:table-cell>
          <table:table-cell/>
          <table:table-cell table:formula="of:=[.I4]+[.E5]" office:value-type="float" office:value="18057.1" calcext:value-type="float">
            <text:p>18057.1</text:p>
          </table:table-cell>
          <table:table-cell table:formula="of:=[.H5]+[.F5]" office:value-type="float" office:value="18057.3" calcext:value-type="float">
            <text:p>18057.3</text:p>
          </table:table-cell>
          <table:table-cell/>
          <table:table-cell table:formula="of:=[.H5]/[.I4]" office:value-type="float" office:value="0.998716835450739" calcext:value-type="float">
            <text:p>0.9987168355</text:p>
          </table:table-cell>
          <table:table-cell table:formula="of:=[.I5]/[.H5]" office:value-type="float" office:value="1.00001107597565" calcext:value-type="float">
            <text:p>1.000011076</text:p>
          </table:table-cell>
          <table:table-cell table:formula="of:=[.K5]*[.L5]" office:value-type="float" office:value="0.998727897214095" calcext:value-type="float">
            <text:p>0.9987278972</text:p>
          </table:table-cell>
        </table:table-row>
        <table:table-row table:style-name="ro1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[.A6]-[.B6]" office:value-type="float" office:value="-53.1999999999971" calcext:value-type="float">
            <text:p>-53.2</text:p>
          </table:table-cell>
          <table:table-cell table:formula="of:=[.B6]-[.C6]" office:value-type="float" office:value="-1.10000000000218" calcext:value-type="float">
            <text:p>-1.1</text:p>
          </table:table-cell>
          <table:table-cell/>
          <table:table-cell table:formula="of:=[.I5]+[.E6]" office:value-type="float" office:value="18004.1" calcext:value-type="float">
            <text:p>18004.1</text:p>
          </table:table-cell>
          <table:table-cell table:formula="of:=[.H6]+[.F6]" office:value-type="float" office:value="18003" calcext:value-type="float">
            <text:p>18003</text:p>
          </table:table-cell>
          <table:table-cell/>
          <table:table-cell table:formula="of:=[.H6]/[.I5]" office:value-type="float" office:value="0.997053823107552" calcext:value-type="float">
            <text:p>0.9970538231</text:p>
          </table:table-cell>
          <table:table-cell table:formula="of:=[.I6]/[.H6]" office:value-type="float" office:value="0.999938902805472" calcext:value-type="float">
            <text:p>0.9999389028</text:p>
          </table:table-cell>
          <table:table-cell table:formula="of:=[.K6]*[.L6]" office:value-type="float" office:value="0.996992905916167" calcext:value-type="float">
            <text:p>0.9969929059</text:p>
          </table:table-cell>
        </table:table-row>
        <table:table-row table:style-name="ro1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[.A7]-[.B7]" office:value-type="float" office:value="3.20000000000073" calcext:value-type="float">
            <text:p>3.2</text:p>
          </table:table-cell>
          <table:table-cell table:formula="of:=[.B7]-[.C7]" office:value-type="float" office:value="-1.09999999999854" calcext:value-type="float">
            <text:p>-1.1</text:p>
          </table:table-cell>
          <table:table-cell/>
          <table:table-cell table:formula="of:=[.I6]+[.E7]" office:value-type="float" office:value="18006.2" calcext:value-type="float">
            <text:p>18006.2</text:p>
          </table:table-cell>
          <table:table-cell table:formula="of:=[.H7]+[.F7]" office:value-type="float" office:value="18005.1" calcext:value-type="float">
            <text:p>18005.1</text:p>
          </table:table-cell>
          <table:table-cell/>
          <table:table-cell table:formula="of:=[.H7]/[.I6]" office:value-type="float" office:value="1.00017774815309" calcext:value-type="float">
            <text:p>1.0001777482</text:p>
          </table:table-cell>
          <table:table-cell table:formula="of:=[.I7]/[.H7]" office:value-type="float" office:value="0.999938909931024" calcext:value-type="float">
            <text:p>0.9999389099</text:p>
          </table:table-cell>
          <table:table-cell table:formula="of:=[.K7]*[.L7]" office:value-type="float" office:value="1.00011664722546" calcext:value-type="float">
            <text:p>1.0001166472</text:p>
          </table:table-cell>
        </table:table-row>
        <table:table-row table:style-name="ro1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[.A8]-[.B8]" office:value-type="float" office:value="-0.900000000001455" calcext:value-type="float">
            <text:p>-0.9</text:p>
          </table:table-cell>
          <table:table-cell table:formula="of:=[.B8]-[.C8]" office:value-type="float" office:value="0.0999999999985448" calcext:value-type="float">
            <text:p>0.1</text:p>
          </table:table-cell>
          <table:table-cell/>
          <table:table-cell table:formula="of:=[.I7]+[.E8]" office:value-type="float" office:value="18004.2" calcext:value-type="float">
            <text:p>18004.2</text:p>
          </table:table-cell>
          <table:table-cell table:formula="of:=[.H8]+[.F8]" office:value-type="float" office:value="18004.3" calcext:value-type="float">
            <text:p>18004.3</text:p>
          </table:table-cell>
          <table:table-cell/>
          <table:table-cell table:formula="of:=[.H8]/[.I7]" office:value-type="float" office:value="0.999950014162654" calcext:value-type="float">
            <text:p>0.9999500142</text:p>
          </table:table-cell>
          <table:table-cell table:formula="of:=[.I8]/[.H8]" office:value-type="float" office:value="1.00000555425956" calcext:value-type="float">
            <text:p>1.0000055543</text:p>
          </table:table-cell>
          <table:table-cell table:formula="of:=[.K8]*[.L8]" office:value-type="float" office:value="0.999955568144581" calcext:value-type="float">
            <text:p>0.9999555681</text:p>
          </table:table-cell>
        </table:table-row>
        <table:table-row table:style-name="ro1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[.A9]-[.B9]" office:value-type="float" office:value="-33.1999999999971" calcext:value-type="float">
            <text:p>-33.2</text:p>
          </table:table-cell>
          <table:table-cell table:formula="of:=[.B9]-[.C9]" office:value-type="float" office:value="-1" calcext:value-type="float">
            <text:p>-1</text:p>
          </table:table-cell>
          <table:table-cell/>
          <table:table-cell table:formula="of:=[.I8]+[.E9]" office:value-type="float" office:value="17971.1" calcext:value-type="float">
            <text:p>17971.1</text:p>
          </table:table-cell>
          <table:table-cell table:formula="of:=[.H9]+[.F9]" office:value-type="float" office:value="17970.1" calcext:value-type="float">
            <text:p>17970.1</text:p>
          </table:table-cell>
          <table:table-cell/>
          <table:table-cell table:formula="of:=[.H9]/[.I8]" office:value-type="float" office:value="0.998155996067606" calcext:value-type="float">
            <text:p>0.9981559961</text:p>
          </table:table-cell>
          <table:table-cell table:formula="of:=[.I9]/[.H9]" office:value-type="float" office:value="0.999944355103472" calcext:value-type="float">
            <text:p>0.9999443551</text:p>
          </table:table-cell>
          <table:table-cell table:formula="of:=[.K9]*[.L9]" office:value-type="float" office:value="0.998100453780486" calcext:value-type="float">
            <text:p>0.99810045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([.A1]-[.C9])/[.A1]" office:value-type="float" office:value="-0.000194730048515601" calcext:value-type="float">
            <text:p>-0.00019473</text:p>
          </table:table-cell>
          <table:table-cell table:formula="of:=1-([.A1]-3.5)/[.A1]" office:value-type="float" office:value="0.000194730048515557" calcext:value-type="float">
            <text:p>0.00019473</text:p>
          </table:table-cell>
          <table:table-cell table:number-columns-repeated="2"/>
          <table:table-cell table:formula="of:=SUM([.E1:.F9])" office:value-type="float" office:value="-3.5" calcext:value-type="float">
            <text:p>-3.5</text:p>
          </table:table-cell>
          <table:table-cell table:number-columns-repeated="7"/>
          <table:table-cell table:formula="of:=PRODUCT([.M1:.M9])-1" office:value-type="float" office:value="-0.000194730048515779" calcext:value-type="float">
            <text:p>-0.0001947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-[.E1]" office:value-type="float" office:value="-9.69999999999709" calcext:value-type="float">
            <text:p>-9.7</text:p>
          </table:table-cell>
          <table:table-cell table:formula="of:=-[.F1]" office:value-type="float" office:value="0.19999999999709" calcext:value-type="float">
            <text:p>0.2</text:p>
          </table:table-cell>
          <table:table-cell/>
          <table:table-cell table:formula="of:=[.A13]+[.E13]" office:value-type="float" office:value="17963.9" calcext:value-type="float">
            <text:p>17963.9</text:p>
          </table:table-cell>
          <table:table-cell table:formula="of:=[.H13]+[.F13]" office:value-type="float" office:value="17964.1" calcext:value-type="float">
            <text:p>17964.1</text:p>
          </table:table-cell>
          <table:table-cell/>
          <table:table-cell table:formula="of:=[.H13]/[.A13]" office:value-type="float" office:value="0.999460319579828" calcext:value-type="float">
            <text:p>0.9994603196</text:p>
          </table:table-cell>
          <table:table-cell table:formula="of:=[.I13]/[.H13]" office:value-type="float" office:value="1.00001113343984" calcext:value-type="float">
            <text:p>1.0000111334</text:p>
          </table:table-cell>
          <table:table-cell table:formula="of:=[.K13]*[.L13]" office:value-type="float" office:value="0.999471447011172" calcext:value-type="float">
            <text:p>0.999471447</text:p>
          </table:table-cell>
        </table:table-row>
        <table:table-row table:style-name="ro1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-[.E2]" office:value-type="float" office:value="-7" calcext:value-type="float">
            <text:p>-7</text:p>
          </table:table-cell>
          <table:table-cell table:formula="of:=-[.F2]" office:value-type="float" office:value="1.10000000000218" calcext:value-type="float">
            <text:p>1.1</text:p>
          </table:table-cell>
          <table:table-cell/>
          <table:table-cell table:formula="of:=[.I13]+[.E14]" office:value-type="float" office:value="17957.1" calcext:value-type="float">
            <text:p>17957.1</text:p>
          </table:table-cell>
          <table:table-cell table:formula="of:=[.H14]+[.F14]" office:value-type="float" office:value="17958.2" calcext:value-type="float">
            <text:p>17958.2</text:p>
          </table:table-cell>
          <table:table-cell/>
          <table:table-cell table:formula="of:=[.H14]/[.I13]" office:value-type="float" office:value="0.99961033394381" calcext:value-type="float">
            <text:p>0.9996103339</text:p>
          </table:table-cell>
          <table:table-cell table:formula="of:=[.I14]/[.H14]" office:value-type="float" office:value="1.00006125710722" calcext:value-type="float">
            <text:p>1.0000612571</text:p>
          </table:table-cell>
          <table:table-cell table:formula="of:=[.K14]*[.L14]" office:value-type="float" office:value="0.999671567181212" calcext:value-type="float">
            <text:p>0.9996715672</text:p>
          </table:table-cell>
        </table:table-row>
        <table:table-row table:style-name="ro1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-[.E3]" office:value-type="float" office:value="-39.9000000000015" calcext:value-type="float">
            <text:p>-39.9</text:p>
          </table:table-cell>
          <table:table-cell table:formula="of:=-[.F3]" office:value-type="float" office:value="-1" calcext:value-type="float">
            <text:p>-1</text:p>
          </table:table-cell>
          <table:table-cell/>
          <table:table-cell table:formula="of:=[.I14]+[.E15]" office:value-type="float" office:value="17918.3" calcext:value-type="float">
            <text:p>17918.3</text:p>
          </table:table-cell>
          <table:table-cell table:formula="of:=[.H15]+[.F15]" office:value-type="float" office:value="17917.3" calcext:value-type="float">
            <text:p>17917.3</text:p>
          </table:table-cell>
          <table:table-cell/>
          <table:table-cell table:formula="of:=[.H15]/[.I14]" office:value-type="float" office:value="0.997778173759063" calcext:value-type="float">
            <text:p>0.9977781738</text:p>
          </table:table-cell>
          <table:table-cell table:formula="of:=[.I15]/[.H15]" office:value-type="float" office:value="0.999944191134204" calcext:value-type="float">
            <text:p>0.9999441911</text:p>
          </table:table-cell>
          <table:table-cell table:formula="of:=[.K15]*[.L15]" office:value-type="float" office:value="0.997722488890869" calcext:value-type="float">
            <text:p>0.9977224889</text:p>
          </table:table-cell>
        </table:table-row>
        <table:table-row table:style-name="ro1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-[.E4]" office:value-type="float" office:value="-49.2999999999993" calcext:value-type="float">
            <text:p>-49.3</text:p>
          </table:table-cell>
          <table:table-cell table:formula="of:=-[.F4]" office:value-type="float" office:value="-1.09999999999854" calcext:value-type="float">
            <text:p>-1.1</text:p>
          </table:table-cell>
          <table:table-cell/>
          <table:table-cell table:formula="of:=[.I15]+[.E16]" office:value-type="float" office:value="17868" calcext:value-type="float">
            <text:p>17868</text:p>
          </table:table-cell>
          <table:table-cell table:formula="of:=[.H16]+[.F16]" office:value-type="float" office:value="17866.9" calcext:value-type="float">
            <text:p>17866.9</text:p>
          </table:table-cell>
          <table:table-cell/>
          <table:table-cell table:formula="of:=[.H16]/[.I15]" office:value-type="float" office:value="0.997248469356432" calcext:value-type="float">
            <text:p>0.9972484694</text:p>
          </table:table-cell>
          <table:table-cell table:formula="of:=[.I16]/[.H16]" office:value-type="float" office:value="0.999938437430043" calcext:value-type="float">
            <text:p>0.9999384374</text:p>
          </table:table-cell>
          <table:table-cell table:formula="of:=[.K16]*[.L16]" office:value-type="float" office:value="0.997187076177772" calcext:value-type="float">
            <text:p>0.9971870762</text:p>
          </table:table-cell>
        </table:table-row>
        <table:table-row table:style-name="ro1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-[.E5]" office:value-type="float" office:value="23.1999999999971" calcext:value-type="float">
            <text:p>23.2</text:p>
          </table:table-cell>
          <table:table-cell table:formula="of:=-[.F5]" office:value-type="float" office:value="-0.19999999999709" calcext:value-type="float">
            <text:p>-0.2</text:p>
          </table:table-cell>
          <table:table-cell/>
          <table:table-cell table:formula="of:=[.I16]+[.E17]" office:value-type="float" office:value="17890.1" calcext:value-type="float">
            <text:p>17890.1</text:p>
          </table:table-cell>
          <table:table-cell table:formula="of:=[.H17]+[.F17]" office:value-type="float" office:value="17889.9" calcext:value-type="float">
            <text:p>17889.9</text:p>
          </table:table-cell>
          <table:table-cell/>
          <table:table-cell table:formula="of:=[.H17]/[.I16]" office:value-type="float" office:value="1.00129849050479" calcext:value-type="float">
            <text:p>1.0012984905</text:p>
          </table:table-cell>
          <table:table-cell table:formula="of:=[.I17]/[.H17]" office:value-type="float" office:value="0.999988820632641" calcext:value-type="float">
            <text:p>0.9999888206</text:p>
          </table:table-cell>
          <table:table-cell table:formula="of:=[.K17]*[.L17]" office:value-type="float" office:value="1.00128729662113" calcext:value-type="float">
            <text:p>1.0012872966</text:p>
          </table:table-cell>
        </table:table-row>
        <table:table-row table:style-name="ro1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-[.E6]" office:value-type="float" office:value="53.1999999999971" calcext:value-type="float">
            <text:p>53.2</text:p>
          </table:table-cell>
          <table:table-cell table:formula="of:=-[.F6]" office:value-type="float" office:value="1.10000000000218" calcext:value-type="float">
            <text:p>1.1</text:p>
          </table:table-cell>
          <table:table-cell/>
          <table:table-cell table:formula="of:=[.I17]+[.E18]" office:value-type="float" office:value="17943.1" calcext:value-type="float">
            <text:p>17943.1</text:p>
          </table:table-cell>
          <table:table-cell table:formula="of:=[.H18]+[.F18]" office:value-type="float" office:value="17944.2" calcext:value-type="float">
            <text:p>17944.2</text:p>
          </table:table-cell>
          <table:table-cell/>
          <table:table-cell table:formula="of:=[.H18]/[.I17]" office:value-type="float" office:value="1.00297374496224" calcext:value-type="float">
            <text:p>1.002973745</text:p>
          </table:table-cell>
          <table:table-cell table:formula="of:=[.I18]/[.H18]" office:value-type="float" office:value="1.00006130490272" calcext:value-type="float">
            <text:p>1.0000613049</text:p>
          </table:table-cell>
          <table:table-cell table:formula="of:=[.K18]*[.L18]" office:value-type="float" office:value="1.00303523217011" calcext:value-type="float">
            <text:p>1.0030352322</text:p>
          </table:table-cell>
        </table:table-row>
        <table:table-row table:style-name="ro1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-[.E7]" office:value-type="float" office:value="-3.20000000000073" calcext:value-type="float">
            <text:p>-3.2</text:p>
          </table:table-cell>
          <table:table-cell table:formula="of:=-[.F7]" office:value-type="float" office:value="1.09999999999854" calcext:value-type="float">
            <text:p>1.1</text:p>
          </table:table-cell>
          <table:table-cell/>
          <table:table-cell table:formula="of:=[.I18]+[.E19]" office:value-type="float" office:value="17941" calcext:value-type="float">
            <text:p>17941</text:p>
          </table:table-cell>
          <table:table-cell table:formula="of:=[.H19]+[.F19]" office:value-type="float" office:value="17942.1" calcext:value-type="float">
            <text:p>17942.1</text:p>
          </table:table-cell>
          <table:table-cell/>
          <table:table-cell table:formula="of:=[.H19]/[.I18]" office:value-type="float" office:value="0.999821669397354" calcext:value-type="float">
            <text:p>0.9998216694</text:p>
          </table:table-cell>
          <table:table-cell table:formula="of:=[.I19]/[.H19]" office:value-type="float" office:value="1.00006131207848" calcext:value-type="float">
            <text:p>1.0000613121</text:p>
          </table:table-cell>
          <table:table-cell table:formula="of:=[.K19]*[.L19]" office:value-type="float" office:value="0.999882970542013" calcext:value-type="float">
            <text:p>0.9998829705</text:p>
          </table:table-cell>
        </table:table-row>
        <table:table-row table:style-name="ro1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-[.E8]" office:value-type="float" office:value="0.900000000001455" calcext:value-type="float">
            <text:p>0.9</text:p>
          </table:table-cell>
          <table:table-cell table:formula="of:=-[.F8]" office:value-type="float" office:value="-0.0999999999985448" calcext:value-type="float">
            <text:p>-0.1</text:p>
          </table:table-cell>
          <table:table-cell/>
          <table:table-cell table:formula="of:=[.I19]+[.E20]" office:value-type="float" office:value="17943" calcext:value-type="float">
            <text:p>17943</text:p>
          </table:table-cell>
          <table:table-cell table:formula="of:=[.H20]+[.F20]" office:value-type="float" office:value="17942.9" calcext:value-type="float">
            <text:p>17942.9</text:p>
          </table:table-cell>
          <table:table-cell/>
          <table:table-cell table:formula="of:=[.H20]/[.I19]" office:value-type="float" office:value="1.00005016135235" calcext:value-type="float">
            <text:p>1.0000501614</text:p>
          </table:table-cell>
          <table:table-cell table:formula="of:=[.I20]/[.H20]" office:value-type="float" office:value="0.999994426795965" calcext:value-type="float">
            <text:p>0.9999944268</text:p>
          </table:table-cell>
          <table:table-cell table:formula="of:=[.K20]*[.L20]" office:value-type="float" office:value="1.00004458786876" calcext:value-type="float">
            <text:p>1.0000445879</text:p>
          </table:table-cell>
        </table:table-row>
        <table:table-row table:style-name="ro1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-[.E9]" office:value-type="float" office:value="33.1999999999971" calcext:value-type="float">
            <text:p>33.2</text:p>
          </table:table-cell>
          <table:table-cell table:formula="of:=-[.F9]" office:value-type="float" office:value="1" calcext:value-type="float">
            <text:p>1</text:p>
          </table:table-cell>
          <table:table-cell/>
          <table:table-cell table:formula="of:=[.I20]+[.E21]" office:value-type="float" office:value="17976.1" calcext:value-type="float">
            <text:p>17976.1</text:p>
          </table:table-cell>
          <table:table-cell table:formula="of:=[.H21]+[.F21]" office:value-type="float" office:value="17977.1" calcext:value-type="float">
            <text:p>17977.1</text:p>
          </table:table-cell>
          <table:table-cell/>
          <table:table-cell table:formula="of:=[.H21]/[.I20]" office:value-type="float" office:value="1.0018503140518" calcext:value-type="float">
            <text:p>1.0018503141</text:p>
          </table:table-cell>
          <table:table-cell table:formula="of:=[.I21]/[.H21]" office:value-type="float" office:value="1.00005562941906" calcext:value-type="float">
            <text:p>1.0000556294</text:p>
          </table:table-cell>
          <table:table-cell table:formula="of:=[.K21]*[.L21]" office:value-type="float" office:value="1.00190604640276" calcext:value-type="float">
            <text:p>1.00190604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PRODUCT([.M13:.M21])-1" office:value-type="float" office:value="0.000194730048515668" calcext:value-type="float">
            <text:p>0.00019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02:25.519419218</meta:creation-date>
    <dc:date>2017-01-15T22:23:37.421841564</dc:date>
    <meta:editing-duration>PT4M1S</meta:editing-duration>
    <meta:editing-cycles>1</meta:editing-cycles>
    <meta:document-statistic meta:table-count="1" meta:cell-count="185" meta:object-count="0"/>
    <meta:generator>LibreOffice/4.2.8.2$Linux_X86_64 LibreOffice_project/420m0$Build-2</meta:generator>
  </office:meta>
</office:document-meta>
</file>